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Source Sans Pro" svg:font-family="'Source Sans Pro', sans-serif"/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rsid="0010f79d" officeooo:paragraph-rsid="0010f79d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3d318" officeooo:paragraph-rsid="0013d31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normal" officeooo:paragraph-rsid="0014535d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fo:font-weight="normal" officeooo:rsid="0014ee37" officeooo:paragraph-rsid="0014ee3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paragraph-rsid="0014ee37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Arial" fo:font-size="12pt" fo:font-weight="normal" officeooo:rsid="0010f79d" officeooo:paragraph-rsid="0010f79d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Arial" fo:font-size="12pt" fo:font-weight="normal" officeooo:rsid="00145f46" officeooo:paragraph-rsid="00145f46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Arial" fo:font-size="12pt" fo:font-weight="normal" officeooo:rsid="0014ee37" officeooo:paragraph-rsid="0014ee37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Arial" fo:font-size="12pt" fo:font-weight="normal" officeooo:rsid="0018c564" officeooo:paragraph-rsid="0010f79d" style:font-size-asian="12pt" style:font-weight-asian="normal" style:font-size-complex="12pt" style:font-weight-complex="normal"/>
    </style:style>
    <style:style style:name="T1" style:family="text">
      <style:text-properties officeooo:rsid="00124842"/>
    </style:style>
    <style:style style:name="T2" style:family="text">
      <style:text-properties fo:font-variant="normal" fo:text-transform="none" fo:color="#212529" fo:letter-spacing="normal" fo:font-style="normal" officeooo:rsid="0013d318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13d318"/>
    </style:style>
    <style:style style:name="T5" style:family="text">
      <style:text-properties fo:font-variant="normal" fo:text-transform="none" fo:color="#000000" fo:letter-spacing="normal" fo:font-style="normal" officeooo:rsid="0014535d"/>
    </style:style>
    <style:style style:name="T6" style:family="text">
      <style:text-properties officeooo:rsid="00145f46"/>
    </style:style>
    <style:style style:name="T7" style:family="text">
      <style:text-properties officeooo:rsid="0014ee37"/>
    </style:style>
    <style:style style:name="T8" style:family="text">
      <style:text-properties officeooo:rsid="0014fbcc"/>
    </style:style>
    <style:style style:name="T9" style:family="text">
      <style:text-properties officeooo:rsid="00153231"/>
    </style:style>
    <style:style style:name="T10" style:family="text">
      <style:text-properties officeooo:rsid="0016fda5"/>
    </style:style>
    <style:style style:name="T11" style:family="text">
      <style:text-properties officeooo:rsid="00189433"/>
    </style:style>
    <style:style style:name="T12" style:family="text">
      <style:text-properties officeooo:rsid="0018c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o<text:span text:style-name="T1">na główna:</text:span></text:p>
      <text:p text:style-name="P2">WYNAJEM<text:tab/><text:tab/><text:tab/>INWESTYCJE<text:tab/><text:tab/><text:tab/>SPRZEDAŻ</text:p>
      <text:p text:style-name="P1"/>
      <text:p text:style-name="P1"/>
      <text:p text:style-name="P1"/>
      <text:p text:style-name="P3"><text:span text:style-name="T2">Jesteśmy agencją, która od 13 lat z sukcesami działa na łódzkim rynku nieruchomości. Funkcjonujemy głównie w sektorze nieruchomości mieszkalnych dla klientów indywidualnych oraz inwestorów. Od 8 lat dodatkowo zajmujemy się wynajmem lokali mieszkalnych. Jesteśmy nowoczesną firmą, którą wyróżnia indywidualne i uczciwe podejście do Klie</text:span><text:span text:style-name="T4">ntów. </text:span><text:span text:style-name="T5">Dzi</text:span><text:span text:style-name="T3">ałamy w oparciu o </text:span><text:span text:style-name="T5">wypracowane przez lata </text:span><text:span text:style-name="T3">standardy. Posiadamy szeroką wiedzę oraz doświadczenie , </text:span><text:span text:style-name="T5">które </text:span><text:span text:style-name="T3">pomaga</text:span><text:span text:style-name="T5">ją</text:span><text:span text:style-name="T3"> osiągnąć pełną satysfakcję naszych klientów , a profesjonalizm i rzetelność pozwala</text:span><text:span text:style-name="T5">ją</text:span><text:span text:style-name="T3"> </text:span><text:span text:style-name="T5">na</text:span><text:span text:style-name="T3">m zaufać, </text:span><text:span text:style-name="T5">a także </text:span><text:span text:style-name="T3"><text:s/>czuć się bezpiecznie. </text:span><text:span text:style-name="T5">D</text:span><text:span text:style-name="T3">zięki </text:span><text:span text:style-name="T5">temu</text:span><text:span text:style-name="T3"> jesteśmy solidnym partnerem dla naszych </text:span><text:span text:style-name="T5">K</text:span><text:span text:style-name="T3">lientów. Pomnażamy ich pieniądze inwestując w nieruchomości na wynajem.</text:span></text:p>
      <text:p text:style-name="P6"/>
      <text:p text:style-name="P6">W<text:span text:style-name="T6">YNAJEM</text:span></text:p>
      <text:p text:style-name="P6">- <text:span text:style-name="T9">posiadamy szeroką ofertę mieszkań i pokoi oraz samodzielnych apartamentów</text:span></text:p>
      <text:p text:style-name="P6">- <text:span text:style-name="T8">najlepsze lokalizacje w Łodzi</text:span></text:p>
      <text:p text:style-name="P6">- <text:span text:style-name="T9">gwarantujemy 100% bezpieczeństwa umowy najmu , kaucję rozliczamy zgodnie zz zapisami w umowie</text:span></text:p>
      <text:p text:style-name="P6">- <text:span text:style-name="T8">najemca nie płaci prowizji ani nie ponosi żadnych dodatkowych opłat</text:span></text:p>
      <text:p text:style-name="P6">- <text:span text:style-name="T8">nasze oferty oparte są na autentycznych zdjęciach proponowanych lokali</text:span></text:p>
      <text:p text:style-name="P9">- dbamy o utrzymanie właściwego standardu naszych lokali</text:p>
      <text:p text:style-name="P6">- <text:span text:style-name="T9">zapewniamy <text:s/>wyremontowane mieszkania z pełnym wyposażeniem</text:span></text:p>
      <text:p text:style-name="P6">- <text:span text:style-name="T9">pokoje są samodzielne i zamykane na klucz</text:span></text:p>
      <text:p text:style-name="P6">- <text:span text:style-name="T11">w lokalach mieszkalnych z pokojami <text:s/>zapewniamy wifi i internet</text:span></text:p>
      <text:p text:style-name="P6">- <text:span text:style-name="T11">nie dyskryminujemy Najemców ze względu na wiek, płeć, rasę, wyznanie czy orientację seksualną</text:span></text:p>
      <text:p text:style-name="P6">- <text:span text:style-name="T12">nie odwiedzamy wynajętego lokalu <text:s/>bez potrzeby i uzgodnienia terminu z najemcą , z wyjątkiem sytuacji awaryjnych</text:span></text:p>
      <text:p text:style-name="P6"/>
      <text:p text:style-name="P6"/>
      <text:p text:style-name="P6"/>
      <text:p text:style-name="P7">INWESTYCJE</text:p>
      <text:p text:style-name="P7">- <text:span text:style-name="T9">współpraca z nami umożliwia bezpieczną <text:s/>inwestycje <text:s/>w lokale mieszkalne oraz pozwala cieszyć się wysokim , stałym przez cały czas trwania umowy, zyskiem</text:span></text:p>
      <text:p text:style-name="P7">- <text:span text:style-name="T10">przejmujemy wszystkie obowiązki związane z najmem</text:span></text:p>
      <text:p text:style-name="P7">- <text:span text:style-name="T9">oddajemy inwestycję gotową , pod klucz, z pełnym wyposażeniem i dokumentacją i profesjonalna sesją zdjęciową</text:span></text:p>
      <text:p text:style-name="P7">- <text:span text:style-name="T10">zapewniamy profesjonalne zarządzanie wynajmowanymi lokalami</text:span></text:p>
      <text:p text:style-name="P7">- <text:span text:style-name="T10">gwarantujemy uczciwe zasady najmu</text:span></text:p>
      <text:p text:style-name="P7">- <text:span text:style-name="T11">odpowiadamy za utrzymanie lokalu i niezbędne naprawy</text:span></text:p>
      <text:p text:style-name="P7">- <text:span text:style-name="T11">ZERO RYZYKA, ponieważ to biuro Rent a Room jest najemcą, a inwestor otrzymuje należny czynsz zawsze na czas, niezależnie od wynajęcia </text:span></text:p>
      <text:p text:style-name="P7"/>
      <text:p text:style-name="P7"/>
      <text:p text:style-name="P8">SPRZEDAŻ</text:p>
      <text:p text:style-name="P4"/>
      <text:p text:style-name="P5">-oferujemy najbardziej poszukiwane lokalizacje</text:p>
      <text:p text:style-name="P5">-<text:span text:style-name="T7">proponujemy </text:span>kupno mieszkania bezpośrednio od naszej firmy</text:p>
      <text:p text:style-name="P5">-inwestorem jest podmiot działający od 2006r</text:p>
      <text:p text:style-name="P5">-<text:span text:style-name="T7">posiadamy </text:span>wieloletnie doświadczenie na łódzkim <text:s/>rynku nieruchomości</text:p>
      <text:p text:style-name="P5"><text:soft-page-break/>-<text:span text:style-name="T7">mamy </text:span>rekomendacj<text:span text:style-name="T7">e</text:span> <text:s/>klientów </text:p>
      <text:p text:style-name="P5">-<text:span text:style-name="T7">zapewniamy </text:span><text:s/>bezpieczeństwo transakcji</text:p>
      <text:p text:style-name="P5">-<text:span text:style-name="T7">świadczymy </text:span>pomoc w kwestiach podatkowych i prawnych <text:s/>związanych z obrotem nieruchomościami</text:p>
      <text:p text:style-name="P5">-<text:span text:style-name="T7">istnieje możliwość </text:span>rozliczenia w postaci zamiany nieruchomości</text:p>
      <text:p text:style-name="P5">-<text:span text:style-name="T7">wnioskujemy o </text:span>niższe <text:s/>koszty notarialne, szybk<text:span text:style-name="T7">ą i </text:span>przyjazn<text:span text:style-name="T7">ą</text:span> obsług<text:span text:style-name="T7">ę</text:span> we współpracującej <text:span text:style-name="T7">z nami</text:span> kancelarii <text:span text:style-name="T7">notarialnej</text:span></text:p>
      <text:p text:style-name="P5">-<text:span text:style-name="T7">gwarantujemy </text:span>prace remontowe prowadzone <text:s/>zgodnie ze sztuką budowlaną, <text:span text:style-name="T7">potwierdzone wystawioną fakturą VAT wraz z gwarancją na wykonane usługi</text:span></text:p>
      <text:p text:style-name="P5">-<text:span text:style-name="T7">umożliwiamy </text:span>wykończeni<text:span text:style-name="T7">e</text:span> <text:s/>wnętrz wg życzenia klienta</text:p>
      <text:p text:style-name="P5">-załatwiamy wszelkie procedury związane z transakcją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Source Sans Pro" svg:font-family="'Source Sans Pro', sans-serif"/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1:40:37.740000000</meta:creation-date>
    <dc:date>2020-08-03T10:43:58.531000000</dc:date>
    <meta:editing-duration>PT11H30M38S</meta:editing-duration>
    <meta:editing-cycles>1</meta:editing-cycles>
    <meta:document-statistic meta:table-count="0" meta:image-count="0" meta:object-count="0" meta:page-count="2" meta:paragraph-count="36" meta:word-count="396" meta:character-count="2955" meta:non-whitespace-character-count="2576"/>
    <meta:generator>LibreOffice/6.0.5.2$Windows_x86 LibreOffice_project/54c8cbb85f300ac59db32fe8a675ff7683cd5a16</meta:generator>
  </office:meta>
</office:document-meta>
</file>